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7.57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Latency">
      <style:table-properties table:display="true" style:writing-mode="lr-tb"/>
    </style:style>
    <style:style style:name="ta2" style:family="table" style:master-page-name="PageStyle_5f_Throughpu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enc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mean_latency</text:p>
          </table:table-cell>
          <table:table-cell table:style-name="ce1" office:value-type="string" calcext:value-type="string">
            <text:p>max_latency</text:p>
          </table:table-cell>
          <table:table-cell table:style-name="ce1" office:value-type="string" calcext:value-type="string">
            <text:p>p50_latency</text:p>
          </table:table-cell>
          <table:table-cell table:style-name="ce1" office:value-type="string" calcext:value-type="string">
            <text:p>p90_latency</text:p>
          </table:table-cell>
          <table:table-cell table:style-name="ce1" office:value-type="string" calcext:value-type="string">
            <text:p>p99_latency</text:p>
          </table:table-cell>
          <table:table-cell table:style-name="ce1" office:value-type="string" calcext:value-type="string">
            <text:p>cou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</text:p>
          </table:table-cell>
          <table:table-cell office:value-type="float" office:value="87.36195" calcext:value-type="float">
            <text:p>87,36195</text:p>
          </table:table-cell>
          <table:table-cell office:value-type="float" office:value="2535.01" calcext:value-type="float">
            <text:p>2535,01</text:p>
          </table:table-cell>
          <table:table-cell office:value-type="float" office:value="27.085" calcext:value-type="float">
            <text:p>27,085</text:p>
          </table:table-cell>
          <table:table-cell office:value-type="float" office:value="83.67" calcext:value-type="float">
            <text:p>83,67</text:p>
          </table:table-cell>
          <table:table-cell office:value-type="float" office:value="1506.5952" calcext:value-type="float">
            <text:p>1506,5952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2</text:p>
          </table:table-cell>
          <table:table-cell office:value-type="float" office:value="4280.8253" calcext:value-type="float">
            <text:p>4280,8253</text:p>
          </table:table-cell>
          <table:table-cell office:value-type="float" office:value="11439.79" calcext:value-type="float">
            <text:p>11439,79</text:p>
          </table:table-cell>
          <table:table-cell office:value-type="float" office:value="3743.695" calcext:value-type="float">
            <text:p>3743,695</text:p>
          </table:table-cell>
          <table:table-cell office:value-type="float" office:value="8620.857" calcext:value-type="float">
            <text:p>8620,857</text:p>
          </table:table-cell>
          <table:table-cell office:value-type="float" office:value="10433.9657" calcext:value-type="float">
            <text:p>10433,9657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3</text:p>
          </table:table-cell>
          <table:table-cell office:value-type="float" office:value="5.09805" calcext:value-type="float">
            <text:p>5,09805</text:p>
          </table:table-cell>
          <table:table-cell office:value-type="float" office:value="440.77" calcext:value-type="float">
            <text:p>440,77</text:p>
          </table:table-cell>
          <table:table-cell office:value-type="float" office:value="1.3" calcext:value-type="float">
            <text:p>1,3</text:p>
          </table:table-cell>
          <table:table-cell office:value-type="float" office:value="7.424" calcext:value-type="float">
            <text:p>7,424</text:p>
          </table:table-cell>
          <table:table-cell office:value-type="float" office:value="17.7009" calcext:value-type="float">
            <text:p>17,7009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oughpu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throughput_batches_per_s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.233359" calcext:value-type="float">
            <text:p>0,2333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0.232865" calcext:value-type="float">
            <text:p>0,232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0.225976" calcext:value-type="float">
            <text:p>0,225976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hroughput" style:display-name="PageStyle_Throughp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tency" style:display-name="PageStyle_Latenc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7-08T01:57:04</meta:creation-date>
    <dc:date>2025-07-08T10:04:27.494707702</dc:date>
    <meta:generator>LibreOffice/7.3.7.2$Linux_X86_64 LibreOffice_project/30$Build-2</meta:generator>
    <meta:editing-duration>PT58S</meta:editing-duration>
    <meta:editing-cycles>1</meta:editing-cycles>
    <meta:document-statistic meta:table-count="2" meta:cell-count="36" meta:object-count="0"/>
    <meta:user-defined meta:name="AppVersion">3.1</meta:user-defined>
  </office:meta>
</office:document-meta>
</file>